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90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904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82cm" fo:min-width="2.93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82cm" fo:min-width="2.932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654cm" fo:min-width="2.904cm"/>
    </style:style>
    <style:style style:name="gr8" style:family="graphic" style:parent-style-name="standard">
      <style:graphic-properties svg:stroke-width="0.06cm" svg:stroke-color="#0084d1" draw:marker-start-width="0.28cm" draw:marker-end-width="0.28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solid" svg:stroke-width="0.035cm" svg:stroke-color="#ff420e" draw:marker-start-width="0.357cm" draw:marker-end-width="0.357cm" draw:fill="none" draw:fill-color="#ff420e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83caff" draw:marker-start-width="0.357cm" draw:marker-end-width="0.357cm" draw:fill="none" draw:fill-color="#83caff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d320" draw:marker-start-width="0.357cm" draw:marker-end-width="0.357cm" draw:fill="none" draw:fill-color="#ffd32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c5000b" draw:marker-start-width="0.357cm" draw:marker-end-width="0.357cm" draw:fill="none" draw:fill-color="#c5000b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aecf00" draw:marker-start-width="0.357cm" draw:marker-end-width="0.357cm" draw:fill="none" draw:fill-color="#aecf0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414cm" fo:min-width="3.464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45cm" fo:min-width="1.5cm"/>
    </style:style>
    <style:style style:name="gr16" style:family="graphic" style:parent-style-name="standard">
      <style:graphic-properties draw:stroke="none" svg:stroke-width="0.053cm" draw:marker-start-width="0.379cm" draw:marker-end-width="0.379cm" draw:fill-color="#666666" draw:textarea-horizontal-align="justify" draw:textarea-vertical-align="middle" draw:auto-grow-height="false" fo:min-height="0.45cm" fo:min-width="1.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382cm" fo:min-width="6.43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4586" draw:marker-start-width="0.379cm" draw:marker-end-width="0.379cm" draw:fill="solid" draw:fill-color="#ffffff" draw:textarea-horizontal-align="justify" draw:textarea-vertical-align="middle" draw:auto-grow-height="false" fo:min-height="1.327cm" fo:min-width="2.355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81cm" svg:stroke-color="#004586" draw:marker-start-width="0.426cm" draw:marker-end-width="0.426cm" draw:fill="none" draw:fill-color="#ff420e" draw:textarea-horizontal-align="justify" draw:textarea-vertical-align="middle" draw:auto-grow-height="false" fo:min-height="4.576cm" fo:min-width="6.726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Hack1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Hack1" fo:font-size="12pt" style:font-size-asian="12pt" style:font-size-complex="12pt"/>
    </style:style>
    <style:style style:name="P15" style:family="paragraph">
      <loext:graphic-properties draw:fill-color="#666666"/>
      <style:paragraph-properties fo:text-align="center"/>
      <style:text-properties fo:color="#ffffff" style:font-name="Hack1" fo:font-size="12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fo:color="#004586" style:font-name="Hack1" fo:font-size="12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66cc" fo:font-size="12pt" style:font-size-asian="12pt" style:font-size-complex="12pt"/>
    </style:style>
    <style:style style:name="T3" style:family="text">
      <style:text-properties fo:color="#ffffff" fo:font-size="12pt" fo:font-weight="bold" style:font-size-asian="10pt" style:font-weight-asian="bold" style:font-size-complex="10pt" style:font-weight-complex="bold"/>
    </style:style>
    <style:style style:name="T4" style:family="text">
      <style:text-properties fo:color="#004586" fo:font-size="12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2.7cm" svg:y="6.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cm" svg:x="2.7cm" svg:y="5.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1cm" svg:x="2.7cm" svg:y="4.2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1cm" svg:x="2.7cm" svg:y="3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0.7cm" svg:x="2.7cm" svg:y="2.2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0.7cm" svg:x="2.7cm" svg:y="1.3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5cm" svg:height="1cm" svg:x="2.7cm" svg:y="0.2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075cm" svg:y1="7.825cm" svg:x2="8.075cm" svg:y2="10.2cm">
          <text:p/>
        </draw:line>
        <draw:custom-shape draw:style-name="gr9" draw:text-style-name="P9" draw:layer="layout" svg:width="2.3cm" svg:height="1cm" svg:x="0.2cm" svg:y="6.8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cm" svg:height="1cm" svg:x="0.2cm" svg:y="5.5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3cm" svg:height="1cm" svg:x="0.2cm" svg:y="4.2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3cm" svg:height="1cm" svg:x="0.2cm" svg:y="3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1cm" svg:x="0.2cm" svg:y="0.2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8.2cm" svg:y="9.47cm">
          <text:p text:style-name="P1"><text:span text:style-name="T2">PMD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8.2cm" svg:y="8.78cm">
          <text:p text:style-name="P1"><text:span text:style-name="T2">PMA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8.2cm" svg:y="8.09cm">
          <text:p text:style-name="P1"><text:span text:style-name="T2">PCS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cm" svg:height="0.7cm" svg:x="9.224cm" svg:y="10.158cm">
          <text:p text:style-name="P1"><text:span text:style-name="T3">M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cm" svg:height="0.7cm" svg:x="9.226cm" svg:y="7.44cm">
          <text:p text:style-name="P1"><text:span text:style-name="T3">xMII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cm" svg:height="0.7cm" svg:x="8.2cm" svg:y="6.7cm">
          <text:p text:style-name="P1"><text:span text:style-name="T2">RECONCILIATION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7cm" svg:height="0.7cm" svg:x="6.8cm" svg:y="5.9cm">
          <text:p text:style-name="P1"><text:span text:style-name="T2">MAC – MEDIA ACCESS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7cm" svg:height="0.7cm" svg:x="6.8cm" svg:y="5.1cm">
          <text:p text:style-name="P1"><text:span text:style-name="T2">LLC – LOGICAL LINK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3.103cm" svg:height="1.723cm" svg:x="7.472cm" svg:y="2.075cm">
          <text:p text:style-name="P1"><text:span text:style-name="T4">Standard</text:span></text:p>
          <text:p text:style-name="P1"><text:span text:style-name="T4">Ethernet</text:span></text:p>
          <text:p text:style-name="P1"><text:span text:style-name="T4">IEEE 802.3</text:span></text:p>
          <draw:enhanced-geometry svg:viewBox="0 0 21600 21600" draw:text-areas="800 800 20800 20800" draw:type="round-rectangular-callout" draw:modifiers="4982.47422680412 46419.953596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6.075cm" svg:y1="5.325cm" svg:x2="6.7cm" svg:y2="5.075cm">
          <text:p/>
        </draw:line>
        <draw:line draw:style-name="gr8" draw:text-style-name="P1" draw:layer="layout" svg:x1="6.075cm" svg:y1="6.7cm" svg:x2="6.825cm" svg:y2="6.7cm">
          <text:p/>
        </draw:line>
        <draw:custom-shape draw:style-name="gr19" draw:text-style-name="P9" draw:layer="layout" svg:width="7.5cm" svg:height="5.1cm" svg:x="6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10.931251190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18:35.506417001</dc:date>
    <meta:editing-duration>PT14H28M50S</meta:editing-duration>
    <meta:editing-cycles>55</meta:editing-cycles>
    <meta:generator>LibreOffice/5.2.5.1$Linux_X86_64 LibreOffice_project/20m0$Build-1</meta:generator>
    <dc:creator>Philippe Latu</dc:creator>
    <meta:document-statistic meta:object-count="25"/>
  </office:meta>
</office:document-meta>
</file>